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fdb" officeooo:paragraph-rsid="0013efdb"/>
    </style:style>
    <style:style style:name="P2" style:family="paragraph" style:parent-style-name="Text_20_body">
      <style:text-properties officeooo:rsid="0013efdb" officeooo:paragraph-rsid="0013efdb"/>
    </style:style>
    <style:style style:name="P3" style:family="paragraph" style:parent-style-name="Text_20_body">
      <style:paragraph-properties fo:text-align="center" style:justify-single-word="false"/>
      <style:text-properties officeooo:rsid="0013efdb" officeooo:paragraph-rsid="0013efdb"/>
    </style:style>
    <style:style style:name="P4" style:family="paragraph" style:parent-style-name="Title">
      <style:text-properties officeooo:rsid="0013efdb" officeooo:paragraph-rsid="0013efdb"/>
    </style:style>
    <style:style style:name="P5" style:family="paragraph" style:parent-style-name="Title">
      <style:text-properties officeooo:rsid="0013efdb" officeooo:paragraph-rsid="001462b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aystation 5 – o que você precisa saber!</text:p>
      <text:p text:style-name="P1">Conheça a data de lançamento, preço e outras informações valiosas sobre o futuro dos jogos</text:p>
      <text:p text:style-name="Text_20_body"/>
      <text:p text:style-name="P2">A nova geração de consoles está chegando em todo o mundo, e isso já é fato, mas nem todas as pessoas estão por dentro de questões importantes sobre o novo <text:span text:style-name="T1">video game</text:span>. Por isso veremos agora algumas informações que todo gamer precisa saber.</text:p>
      <text:p text:style-name="P2"/>
      <text:p text:style-name="P3">Image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2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6:01:55.799000000</meta:creation-date>
    <dc:date>2020-11-09T17:36:30.001000000</dc:date>
    <meta:editing-duration>PT1H24M24S</meta:editing-duration>
    <meta:editing-cycles>1</meta:editing-cycles>
    <meta:document-statistic meta:table-count="0" meta:image-count="0" meta:object-count="0" meta:page-count="1" meta:paragraph-count="4" meta:word-count="66" meta:character-count="376" meta:non-whitespace-character-count="313"/>
    <meta:generator>LibreOffice/6.2.4.2$Windows_X86_64 LibreOffice_project/2412653d852ce75f65fbfa83fb7e7b669a126d64</meta:generator>
  </office:meta>
</office:document-meta>
</file>